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791FE73C48861E8E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1cm" svg:y="0.001cm">
          <draw:image xlink:href="Pictures/1000000000000500000002D0791FE73C48861E8E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Jesus the Good Shepherd</text:span></text:p>
            <text:p text:style-name="P3"><text:span text:style-name="T2">(John 10:1-21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0:40:49.846000000</dc:date>
    <meta:editing-duration>PT2H27M1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